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15a428" officeooo:paragraph-rsid="0015a428"/>
    </style:style>
    <style:style style:name="P2" style:family="paragraph" style:parent-style-name="Standard">
      <style:paragraph-properties fo:text-align="justify" style:justify-single-word="false"/>
      <style:text-properties style:font-name="Arial" officeooo:paragraph-rsid="0015a428"/>
    </style:style>
    <style:style style:name="P3" style:family="paragraph" style:parent-style-name="Standard">
      <style:paragraph-properties fo:text-align="justify" style:justify-single-word="false"/>
      <style:text-properties style:font-name="Arial" officeooo:paragraph-rsid="0016e239"/>
    </style:style>
    <style:style style:name="P4" style:family="paragraph" style:parent-style-name="Standard">
      <style:paragraph-properties fo:text-align="justify" style:justify-single-word="false"/>
      <style:text-properties style:font-name="Arial" officeooo:paragraph-rsid="001a5c03"/>
    </style:style>
    <style:style style:name="P5" style:family="paragraph" style:parent-style-name="Standard">
      <style:paragraph-properties fo:text-align="justify" style:justify-single-word="false"/>
      <style:text-properties style:font-name="Arial" officeooo:paragraph-rsid="001c1be5"/>
    </style:style>
    <style:style style:name="P6" style:family="paragraph" style:parent-style-name="Standard">
      <style:paragraph-properties fo:text-align="justify" style:justify-single-word="false"/>
      <style:text-properties style:font-name="Arial" officeooo:paragraph-rsid="001ccbcd"/>
    </style:style>
    <style:style style:name="P7" style:family="paragraph" style:parent-style-name="Standard">
      <style:paragraph-properties fo:text-align="justify" style:justify-single-word="false"/>
      <style:text-properties style:font-name="Arial" officeooo:paragraph-rsid="001d2ed4"/>
    </style:style>
    <style:style style:name="P8" style:family="paragraph" style:parent-style-name="Standard">
      <style:paragraph-properties fo:text-align="justify" style:justify-single-word="false"/>
      <style:text-properties style:font-name="Arial" officeooo:paragraph-rsid="001e235d"/>
    </style:style>
    <style:style style:name="P9" style:family="paragraph" style:parent-style-name="Standard">
      <style:paragraph-properties fo:text-align="justify" style:justify-single-word="false"/>
      <style:text-properties style:font-name="Arial" officeooo:rsid="001c1be5" officeooo:paragraph-rsid="001c1be5"/>
    </style:style>
    <style:style style:name="P10" style:family="paragraph" style:parent-style-name="Standard">
      <style:paragraph-properties fo:text-align="justify" style:justify-single-word="false"/>
      <style:text-properties style:font-name="Arial" fo:font-style="normal" officeooo:paragraph-rsid="001d2ed4" style:font-style-asian="normal" style:font-style-complex="normal"/>
    </style:style>
    <style:style style:name="P11" style:family="paragraph" style:parent-style-name="Standard">
      <style:paragraph-properties fo:text-align="justify" style:justify-single-word="false"/>
      <style:text-properties style:font-name="Arial" fo:font-style="normal" officeooo:paragraph-rsid="001fec1a" style:font-style-asian="normal" style:font-style-complex="normal"/>
    </style:style>
    <style:style style:name="P12" style:family="paragraph" style:parent-style-name="Standard">
      <style:paragraph-properties fo:text-align="justify" style:justify-single-word="false"/>
      <style:text-properties style:font-name="Arial" fo:font-style="normal" officeooo:paragraph-rsid="001d2ed4" style:font-style-asian="normal" style:font-style-complex="normal"/>
    </style:style>
    <style:style style:name="P13" style:family="paragraph" style:parent-style-name="Standard">
      <style:paragraph-properties fo:text-align="center" style:justify-single-word="false"/>
      <style:text-properties style:font-name="Arial" fo:font-style="normal" officeooo:paragraph-rsid="001d2ed4" style:font-style-asian="normal" style:font-style-complex="normal"/>
    </style:style>
    <style:style style:name="P14" style:family="paragraph" style:parent-style-name="Standard">
      <style:paragraph-properties fo:text-align="center" style:justify-single-word="false"/>
      <style:text-properties style:font-name="Arial" fo:font-style="normal" officeooo:rsid="001e235d" officeooo:paragraph-rsid="001e235d" style:font-style-asian="normal" style:font-style-complex="normal"/>
    </style:style>
    <style:style style:name="T1" style:family="text">
      <style:text-properties officeooo:rsid="0015a428"/>
    </style:style>
    <style:style style:name="T2" style:family="text">
      <style:text-properties officeooo:rsid="0016e239"/>
    </style:style>
    <style:style style:name="T3" style:family="text">
      <style:text-properties officeooo:rsid="001869b6"/>
    </style:style>
    <style:style style:name="T4" style:family="text">
      <style:text-properties officeooo:rsid="001a5c03"/>
    </style:style>
    <style:style style:name="T5" style:family="text">
      <style:text-properties style:text-position="super 58%" style:text-underline-style="solid" style:text-underline-width="auto" style:text-underline-color="font-color" officeooo:rsid="001a5c03"/>
    </style:style>
    <style:style style:name="T6" style:family="text">
      <style:text-properties style:text-position="super 58%" style:text-underline-style="solid" style:text-underline-width="auto" style:text-underline-color="font-color" officeooo:rsid="001c1be5"/>
    </style:style>
    <style:style style:name="T7" style:family="text">
      <style:text-properties officeooo:rsid="001c1be5"/>
    </style:style>
    <style:style style:name="T8" style:family="text">
      <style:text-properties officeooo:rsid="001ccbcd"/>
    </style:style>
    <style:style style:name="T9" style:family="text">
      <style:text-properties officeooo:rsid="001d2ed4"/>
    </style:style>
    <style:style style:name="T10" style:family="text">
      <style:text-properties style:text-underline-style="none" officeooo:rsid="001d2ed4"/>
    </style:style>
    <style:style style:name="T11" style:family="text">
      <style:text-properties fo:font-style="italic" officeooo:rsid="001d2ed4" style:font-style-asian="italic" style:font-style-complex="italic"/>
    </style:style>
    <style:style style:name="T12" style:family="text">
      <style:text-properties fo:font-style="italic" officeooo:rsid="001e235d"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d2ed4" style:font-style-asian="normal" style:font-style-complex="normal"/>
    </style:style>
    <style:style style:name="T15" style:family="text">
      <style:text-properties fo:font-style="normal" officeooo:rsid="001e235d" style:font-style-asian="normal" style:font-style-complex="normal"/>
    </style:style>
    <style:style style:name="T16" style:family="text">
      <style:text-properties officeooo:rsid="001e235d"/>
    </style:style>
    <style:style style:name="T17" style:family="text">
      <style:text-properties officeooo:rsid="001f67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e : Luciano dos Santos Cardoso Junior // <text:span text:style-name="T2">18207299</text:span></text:p>
      <text:p text:style-name="P1"/>
      <text:p text:style-name="P1">1. Introdução</text:p>
      <text:p text:style-name="P1"/>
      <text:p text:style-name="P2"><text:span text:style-name="T1"><text:tab/>A ordem Hemiptera Compreende insetos neópteros e exopterigotos que se alimentam de </text:span>seiva vegetal , em alguns casos de hemolinfa ou <text:span text:style-name="T2">sangue , por sucção . Sua Principal Caracteristica são as pecas bucais modificadas para </text:span>sucção de alimentos. As duas mandíbulas e as duas maxilas são transformadas em 4 estiletes alongados que ficam alojados num r<text:span text:style-name="T2">o</text:span>stro segmentado, em forma de canal , formado pelo lábio modificado. O canal salivar e o canal alimentar são formados pelos estiletes maxilares . Os estiletes mandibulares são Utilizados para perfurar os tecidos e dar passagem aos estiletes maxilares . Os palpos maxilares e labiais são ausentes. Em geral com dois pares de asas . Os cercos são muito produzidos ou ausentes.</text:p>
      <text:p text:style-name="P2"><text:tab/>Anteriormente , sterno<text:span text:style-name="T2">t</text:span>ryncha e Au<text:span text:style-name="T2">c</text:span>heno<text:span text:style-name="T2">t</text:span>rynchra eram consideradas na ordem Homoptera . Entretanto, com base em estudos filogenéticas , foram transferidas para a ordem Hemiptera e o nome <text:span text:style-name="T2">h</text:span>omoptera não tem sido mais adotado. Então, atualmente, a ordem Hemiptera possui três subordens: Subordem Heteroptera , subordem Aucheno<text:span text:style-name="T2">t</text:span>ryncha e subordem Sterno<text:span text:style-name="T2">t</text:span>ryncha .</text:p>
      <text:p text:style-name="P2"/>
      <text:p text:style-name="P3"><text:span text:style-name="T4">2</text:span>. Heteroptera</text:p>
      <text:p text:style-name="P3"><text:tab/></text:p>
      <text:p text:style-name="P3"><text:tab/>Nessa subordem estão os insetos vulgarmente conhecidos por percevejos , que se caracterizam por apresentar um r<text:span text:style-name="T2">o</text:span>stro articulado. <text:span text:style-name="T2">São</text:span> insetos de tamanho variável ( de 1 a 100mm ) . Podem ser fitá<text:span text:style-name="T2">f</text:span>agos ou predadores. A maioria das espécies terrestres é fitó<text:span text:style-name="T2">f</text:span>aga . os percevejos aquáticos, em geral , são predadores.</text:p>
      <text:p text:style-name="P3"/>
      <text:p text:style-name="P3"><text:span text:style-name="T4">3</text:span>. Morfologia</text:p>
      <text:p text:style-name="P3"/>
      <text:p text:style-name="P3"><text:tab/><text:span text:style-name="T2">C</text:span>abeça, em geral , pequena , livre , opistognata, porém po<text:span text:style-name="T2">uc</text:span>o móvel e de aspecto variável . Olhos compostos, em geral bem desenvolvidos e sésseis , em algumas espécies , porém , são pedunculados e estão ausentes em duas famílias. Dois ocelos presentes entre os olhos compostos , mas ausentes em algumas espécies. Antenas em geral se<text:span text:style-name="T2">t</text:span>á<text:span text:style-name="T2">c</text:span>eas , com 3 a <text:span text:style-name="T2">5</text:span> segmentos . bem visíveis na maioria das espécies terrestres. Em muitas espécies aquáticas as antenas ficam escondidas em uma <text:span text:style-name="T2">fo</text:span>sseata . Aparelho bucal sugador labial , representado por um r<text:span text:style-name="T2">o</text:span>stro . Este é bastante alongado nas espécies fitó<text:span text:style-name="T2">f</text:span>agas e curto nas espécies predadoras e hematófagos, atingindo apenas as coxas anteriores. Aparelho bucal sugador labial tetraq<text:span text:style-name="T2">u</text:span>eta , com a hipofaringe , epiparinge e palpos atrofiados . O tórax , visto de cima , com as asas em repouso, é representado quase exclusivamente pelo pr<text:span text:style-name="T3">o</text:span>n<text:span text:style-name="T3">o</text:span>to trapezoidal ou hexagonal , bem desenvolvido em certas famílias. O meso e o meta - tórax são menores e protegidos pelas asas . Pernas , em geral ambulatórios ; natatórias e preen - saras nos percevejos aquáticos; fossoriais nos percevejos de hábitos subterrâneos. Tarsos trímeros, em geral . Asas anteriores do tipo hemiélitro e posteriores membranosas . O hemiélitro é formado por uma parte dura ( c<text:span text:style-name="T3">ó</text:span>rio) e outra flexível ( membrana) com ou sem nervuras . O cório pode apresentar as a<text:span text:style-name="T3">r</text:span>éas : embólio <text:span text:style-name="T3">( </text:span>na margem anterior) ; cúneo <text:span text:style-name="T3">( </text:span>area em forma de cunha entre o empório e a membrana , presente em poucas famílias ) ; cla<text:span text:style-name="T3">v</text:span>o ( na margem interna ) e a có<text:span text:style-name="T3">r</text:span>i<text:span text:style-name="T3">o</text:span> propriamente dito <text:span text:style-name="T3">( </text:span>area central <text:span text:style-name="T3">)</text:span> . Nem sempre todas essas dicas estão no c<text:span text:style-name="T3">ó</text:span>rio , às vezes só uma ou outra está presente . Abdome , em geral , com nove <text:span text:style-name="T4">u</text:span>rômeros nos machos e 10 nas fêmeas , desprovido de cerc<text:span text:style-name="T4">o</text:span>s. As fêmeas de algumas espécies possuem ovipositor bem desenvolvido. A maioria dos heterópteros possui glândulas que secretam um fluido de cheiro repugnante . Nas ninfas essas glândulas odoríferas abre<text:span text:style-name="T4">m</text:span>-se no dorso de alguns segmentos abdominais , e nos adultos há apenas Um par de <text:soft-page-break/>glândulas metatorácicas, com dois canais excretores , cada um dos quais se abre no <text:span text:style-name="T2">Tegumento num orificio denominado ostíolo.</text:span></text:p>
      <text:p text:style-name="P3"/>
      <text:p text:style-name="P3"/>
      <text:p text:style-name="P3"/>
      <text:p text:style-name="P4"><text:span text:style-name="T4">4</text:span>. <text:s/>Reprodução e desenvolvimento</text:p>
      <text:p text:style-name="P4"/>
      <text:p text:style-name="P4"><text:tab/>Os heterópteros <text:span text:style-name="T4">reproduzem-se</text:span> sexualmente e a maioria das espécies é ovíparo . Existem, no entanto, espécies vivíparas. Os ovos variam no aspecto e estrutura do cório. São colocados isoladamente ou agrupados . As espécies fitó<text:span text:style-name="T4">f</text:span>agas realizam postura sobre as folhas e as providas de ovipositor colocam Os ovos <text:span text:style-name="T4">endofiticamente</text:span>. O desenvolvimento é hemime<text:span text:style-name="T4">t</text:span>a<text:span text:style-name="T4">b</text:span>ólic<text:span text:style-name="T4">o</text:span> e, em geral , sofrem <text:span text:style-name="T4">5</text:span> ecdises até atingir o estado adulto. As ninfas do 3<text:span text:style-name="T5">a</text:span> instar já apresentam tecas <text:span text:style-name="T4">alares</text:span> . Após a <text:span text:style-name="T4">5</text:span><text:span text:style-name="T5">a</text:span> ecdise passam de dímeros a trímeros e , nos adultos, as glândulas odoríferas abdominais são substituídas pelas glândulas metatorácicas . </text:p>
      <text:p text:style-name="P4"/>
      <text:p text:style-name="P4"><text:span text:style-name="T4">5. </text:span>Importância</text:p>
      <text:p text:style-name="P4"/>
      <text:p text:style-name="P4"><text:tab/>A importância econômica dos heteropt<text:span text:style-name="T4">e</text:span>ros é muito grande . pois muitas espécies atacam plantas cultivadas , causando enormes prejuízos. Além da importância agrícola , possuem importância médica , pois os barbeiros são transmissores do protozoário Tripanosomas Cruzi , causador da doença de Chagas.</text:p>
      <text:p text:style-name="P4"/>
      <text:p text:style-name="P4"><text:span text:style-name="T4">6.</text:span> Auctrenorryncha</text:p>
      <text:p text:style-name="P4"/>
      <text:p text:style-name="P4"><text:tab/>Nessa subordem estão as cigarras , as cigarrinhas . as jeqvitiranas - bóia, etc. </text:p>
      <text:p text:style-name="P4"/>
      <text:p text:style-name="P9">7. Morfologia</text:p>
      <text:p text:style-name="P9"/>
      <text:p text:style-name="P5"><text:span text:style-name="T7"><text:tab/></text:span>Cabeça opis<text:span text:style-name="T7">t</text:span>ognafa ; r<text:span text:style-name="T7">o</text:span>stro trissegmentados emergindo da parte posterior da cabeça ; g<text:span text:style-name="T7">ula ausente. Aparelho</text:span> bucal sugador labial tetraqueto . Olhos compostos normais; números de ocelos variável , <text:span text:style-name="T7">0</text:span> ou 2 nas cigarrinhas e 3 nas cigarras . Antenas sefáceas curtas , com filamento apical , inseridas entre os olhos compostos e com pedicelos normal ( ci<text:span text:style-name="T7">c</text:span>adom<text:span text:style-name="T7">o</text:span>rpha) ou inseridas sob os olhos e com pedicelos dilatado <text:span text:style-name="T7">( Fulgoro</text:span>morpha ). Meso tórax mais desenvolvido do que o pro e meta<text:span text:style-name="T7">t</text:span>óraxi; todavia , na família Membracidae, o pron<text:span text:style-name="T7">o</text:span>to é mais desenvolvido, <text:span text:style-name="T7">prolongando-se</text:span> sobre o abdome . Pernas ambulatórios ; nas cigarras, os fêmures anteriores são dilatados , pelo fato de as ninfas terem pernas anteriores escavadoras , em razão do seu hábito subterrâneo . Asas membranosas ou tégminas . Abdome <text:span text:style-name="T7">séssil ; </text:span>10<text:span text:style-name="T6">o</text:span> segmento nos machos e fêmeas de muitas espécies modificado em um tubo anal ( proctiger ) . Muitos a<text:span text:style-name="T8">uquenor</text:span>rincos da superfamília Fulgoroidea secretam substâncias <text:span text:style-name="T8">pulverulentas</text:span> sobre <text:span text:style-name="T8">o corpo. Os auchenorryncha tem um complexo mecanismo para produzir e receber sons, cujos componentes principais são o timbale e o timpano, Localizados dorso e ventrolateralmente no abdome,</text:span> respectivamente. O timbale está presente em ambos os sexos , mas é mais desenvolvido nos machos. Esse sistema está mais bem desenvolvido nas cigarras, que produzem sons audíveis . Entretanto , cigarrinhas e outros a<text:span text:style-name="T8">u</text:span>quenorrin<text:span text:style-name="T8">c</text:span>os provavelmente produzem sons não - audíveis , como sinais acústicos transmitidos por meio das plantas em vez do ar. </text:p>
      <text:p text:style-name="P5"/>
      <text:p text:style-name="P5"/>
      <text:p text:style-name="P5"/>
      <text:p text:style-name="P5"/>
      <text:p text:style-name="P6"><text:soft-page-break/><text:span text:style-name="T8">8</text:span>. Reprodução e desenvolvimento</text:p>
      <text:p text:style-name="P6"/>
      <text:p text:style-name="P6"><text:tab/><text:span text:style-name="T8">Reproduzem-se</text:span> , em geral . por via sexuada e oviparidade . A postura é feito sobre folhas e ramos ou no interior dos tecidos das plantas . O desenvolvimento é por <text:span text:style-name="T8">h</text:span>emi<text:span text:style-name="T8">m</text:span>eta<text:span text:style-name="T8">b</text:span>olia . As cigarras apresentam uma modificação nesse desenvolvimento, que corresponde à fase quiescente que fica presa na <text:span text:style-name="T8">ar</text:span>vor<text:span text:style-name="T8">e</text:span> até a emergência do a<text:span text:style-name="T8">d</text:span>ulto. </text:p>
      <text:p text:style-name="P6"/>
      <text:p text:style-name="P6"><text:span text:style-name="T8">9</text:span>. Importância</text:p>
      <text:p text:style-name="P6"/>
      <text:p text:style-name="P6"><text:tab/><text:span text:style-name="T8">S</text:span>ão insetos <text:span text:style-name="T8">F</text:span>itó<text:span text:style-name="T8">f</text:span>ag<text:span text:style-name="T8">o</text:span>s, que sugam a seiva das partes aéreas e raízes das plantas. Daí sua importância agrícola , pois , além dos prejuízos diretos ca<text:span text:style-name="T8">u</text:span>sados pela sucção contínua de seiva e das deformações e lesões produzidas nas plantas, as cigarrinhas podem inocular substâncias tóxicas nas plantas . </text:p>
      <text:p text:style-name="P6"/>
      <text:p text:style-name="P6"><text:span text:style-name="T8">10. S</text:span>ternorrhyncha</text:p>
      <text:p text:style-name="P6"/>
      <text:p text:style-name="P6"><text:tab/>Os es<text:span text:style-name="T8">t</text:span>ern<text:span text:style-name="T8">o</text:span>rrincos são pequenos, altamente especializados e alguns não possuem a aparência de insetos , pois são escami<text:span text:style-name="T8">f</text:span>ormes e ficam aderidos às plantas ( cochonilhas ) . </text:p>
      <text:p text:style-name="P6"/>
      <text:p text:style-name="P6"><text:span text:style-name="T8">11. </text:span>Morfologia</text:p>
      <text:p text:style-name="P6"/>
      <text:p text:style-name="P6"><text:tab/>Cabeça opistognata , com o r<text:span text:style-name="T8">o</text:span>stro emergindo da parte posterior da cabeça, aparentemente entre as pernas anteriores . Olhos compostos com omatídeos diferenciados nas moscas - brancas e nos pulgões . Antenas geralmente com 3 a 10 segmentos ; 2 ou 3 ocelos ( moscas - brancas e psi<text:span text:style-name="T8">l</text:span>ídeos <text:span text:style-name="T8">) .</text:span> Aparelho bucal sugador labial tetraqueta, entretanto, as peças bucais estão ausentes em todos os machos e nas fêmeas de algumas espécies de cochonilha e em algumas formas sexuadas de pulgões . Pro<text:span text:style-name="T8">t</text:span>órax desenvolvido ; <text:span text:style-name="T8">f</text:span>u<text:span text:style-name="T8">rc</text:span>a metatorácica bem desenvolvida nos psilídeos ( locomoção aos saltos ). Pernas ambulatórios , mas nos psil<text:span text:style-name="T8">i</text:span>deos e moscas -brancas estão adaptadas para saltar. Duas garras t<text:span text:style-name="T8">a</text:span>rsais, mas apenas uma nas cochonilha , . Asas membranosas ou tégminas recobertas por secreção <text:span text:style-name="T9">pulveru</text:span>lenta branca nas moscas - brancas , ausente nas fêmeas de cochonilha ( presente nos machos ). Abdome dos pulgões em geral com um par de si<text:span text:style-name="T9">f</text:span>únculos . Glândulas produtoras de cera presentes em muitas espécies . </text:p>
      <text:p text:style-name="P6"/>
      <text:p text:style-name="P7"><text:span text:style-name="T9">12. </text:span>Reprodução e desenvolvimento</text:p>
      <text:p text:style-name="P7"/>
      <text:p text:style-name="P7"><text:tab/>O desenvolvimento é por <text:span text:style-name="T9">hemimetabo</text:span>lia . As moscas - brancas apresentam uma variação nesse tipo de desenvolvimento, caracterizado por uma fase que não se locomove e nem se alimenta denominada ninfa <text:span text:style-name="T10">IV</text:span> ou , impropriamente, " pupário" , antes de emergir o adulto . A reprodução varia muito dependendo da super<text:span text:style-name="T9">f</text:span>amí<text:span text:style-name="T9">li</text:span>a . </text:p>
      <text:p text:style-name="P7"/>
      <text:p text:style-name="P7"><text:span text:style-name="T9">13. </text:span>Importância</text:p>
      <text:p text:style-name="P7"/>
      <text:p text:style-name="P7"><text:tab/>Os stern<text:span text:style-name="T9">o</text:span>rrhyncha sãs <text:span text:style-name="T9">fitófagos</text:span> e muitas espécies sãs de importância agrícola . são divididos em quatro super<text:span text:style-name="T9">f</text:span>amí<text:span text:style-name="T9">l</text:span>ias : Psylloidea ( psilídeos ) , Aleyrodoidea ( moscas - brancas ), Aphidoidea ( pulgões) e Coceoidea <text:span text:style-name="T9">( </text:span>cochonilha ) . </text:p>
      <text:p text:style-name="P7"><text:tab/>Na sup<text:span text:style-name="T9">e</text:span>r<text:span text:style-name="T9">f</text:span>amí<text:span text:style-name="T9">l</text:span>ia Psylloidea a família que mais se destaca é a <text:span text:style-name="T9">Familia Psylloidae. Eliminam substâncias açucaradas que atraem formigas. Muitos causam deformações no limbo foliar ao sugar seiva, as vezes formam galhas em geral causadas pelas formas jovens. Os psilideos podem também ser vetores de virus. Como espécie de importância agrícola tem-se </text:span><text:span text:style-name="T11">Diaphorina Citri </text:span><text:span text:style-name="T14">que ataca a laranjeira.</text:span></text:p>
      <text:p text:style-name="P7"><text:soft-page-break/><text:span text:style-name="T14"><text:tab/>A s</text:span><text:span text:style-name="T15">u</text:span><text:span text:style-name="T14">per</text:span><text:span text:style-name="T15">F</text:span><text:span text:style-name="T14">amí</text:span><text:span text:style-name="T15">l</text:span><text:span text:style-name="T14">ia Aphidoidea compreende os pulgões ou afídeos. A capacidade de proliferação é enorme , daí sua grande importância econômica, pois em pouco tempo podem tomar conta de qualquer cultura, causando com isso vários danos , quer pela sucção contínua de seiva e deformações, quer pela </text:span><text:span text:style-name="T15">transmissão de doenças.</text:span></text:p>
      <text:p text:style-name="P8"><text:span text:style-name="T15"><text:tab/>A superfamília Aleyrodoidea possui somente uma família , a família Aleyrodidae . Entre as espécies mais importantes dessa família estão : </text:span><text:span text:style-name="T12">Aleurothrixus Fioceosus</text:span><text:span text:style-name="T15"> , que ataca folhas de citros e </text:span><text:span text:style-name="T12">Bemisia Tabaci</text:span><text:span text:style-name="T15"> em feijoeiro, soja , algodoeiro , etc.</text:span></text:p>
      <text:p text:style-name="P8"><text:span text:style-name="T15"><text:tab/> A superfamília Coccoidea compreende as cochonilha ou coccídeos . As cochonilha são ectoparasita das plantas, atacando tanto a parte aérea como a subterrânea . Algumas cochonilha formam galhas nos ramos de certas plantas. Os danos causados pelas cochonilha são enormes , pois, além da sucção da seiva , podem prejudicar a qualidade dos frutos , e ainda há o desenvolvimento de um fungo negro ( fumagina) sobre as substâncias açucaradas excretados, que é prejudicial à fotossíntese e transpiração da planta. Apesar de a maioria das espécies ser muito prejudicial , existem algumas que são úteis , ou por atacarem plantas daninhas , ou por secretaram cera , laca e carmim . várias espécies de importância econômica tem nomes vulgares , tais como pardinha ( </text:span><text:span text:style-name="T12">selenaspidus articulatus</text:span><text:span text:style-name="T15"> ) , escama-farinha ( </text:span><text:span text:style-name="T12">pinnaspis aspidistrae</text:span><text:span text:style-name="T15"> ), cochonilha-verde ( </text:span><text:span text:style-name="T12">coccus viridis</text:span><text:span text:style-name="T15"> ), escama-virgula ( </text:span><text:span text:style-name="T12">lepidosaphes beckii</text:span><text:span text:style-name="T15"> ), etc..</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
      <text:p text:style-name="P14"><text:soft-page-break/>Referencias</text:p>
      <text:p text:style-name="P10"/>
      <text:p text:style-name="P11">BUZEI , Zundir José . Entomologia didática , 2010 </text:p>
      <text:p text:style-name="P11">CALLO, Domingos et al . Entomologia agrícola , 2002 </text:p>
      <text:p text:style-name="P10">POLTRDNIERI , Alex S , Hem<text:span text:style-name="T16">i</text:span>ptera . <text:span text:style-name="T16">Slide 2019 e 2020</text:span></text:p>
      <text:p text:style-name="P7"><text:span text:style-name="T13">FFÉPACRO . </text:span>Abelhas e cochonilha , associadas à bra<text:span text:style-name="T17">c</text:span>atin<text:span text:style-name="T17">g</text:span>a, para a produção de melato nos campos de Cima da Serra.</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2T10:00:56.770000000</meta:creation-date>
    <dc:date>2020-11-02T12:38:42.195000000</dc:date>
    <meta:editing-duration>PT5M32S</meta:editing-duration>
    <meta:editing-cycles>5</meta:editing-cycles>
    <meta:generator>LibreOffice/7.0.0.3$Windows_X86_64 LibreOffice_project/8061b3e9204bef6b321a21033174034a5e2ea88e</meta:generator>
    <meta:document-statistic meta:table-count="0" meta:image-count="0" meta:object-count="0" meta:page-count="5" meta:paragraph-count="38" meta:word-count="1746" meta:character-count="10839" meta:non-whitespace-character-count="9098"/>
  </office:meta>
</office:document-meta>
</file>